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1" svg:font-family="NimbusSanL-Bold" style:font-family-generic="system" style:font-pitch="variable"/>
    <style:font-face style:name="NimbusSanL-Regu1" svg:font-family="NimbusSanL-Regu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0e8667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NimbusSanL-Regu" fo:font-size="12pt" style:font-name-asian="NimbusSanL-Regu1" style:font-size-asian="12pt" style:font-name-complex="NimbusSanL-Regu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NimbusSanL-Regu" style:font-name-asian="NimbusSanL-Regu1" style:font-name-complex="NimbusSanL-Regu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NimbusSanL-Bold" fo:font-size="16pt" fo:font-weight="bold" style:font-name-asian="NimbusSanL-Bold1" style:font-size-asian="16pt" style:font-weight-asian="bold" style:font-name-complex="NimbusSanL-Bold1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NimbusSanL-Bold" fo:font-size="14pt" fo:font-weight="bold" style:font-name-asian="NimbusSanL-Bold1" style:font-size-asian="14pt" style:font-weight-asian="bold" style:font-name-complex="NimbusSanL-Bold1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81" style:font-name="NimbusSanL-Regu" fo:font-size="12pt" style:font-name-asian="NimbusSanL-Regu1" style:font-size-asian="12pt" style:font-name-complex="NimbusSanL-Regu1" style:font-size-complex="12pt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NimbusSanL-Bold" fo:font-size="14pt" fo:font-weight="bold" style:font-name-asian="NimbusSanL-Bold1" style:font-size-asian="14pt" style:font-weight-asian="bold" style:font-name-complex="NimbusSanL-Bold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NimbusSanL-Regu" fo:font-size="12pt" style:font-name-asian="NimbusSanL-Regu1" style:font-size-asian="12pt" style:font-name-complex="NimbusSanL-Regu1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style:font-name="NimbusSanL-Bold" fo:font-size="12pt" fo:font-weight="bold" style:font-name-asian="NimbusSanL-Bold1" style:font-size-asian="12pt" style:font-weight-asian="bold" style:font-name-complex="NimbusSanL-Bold1" style:font-size-complex="12pt" style:font-weight-complex="bold"/>
    </style:style>
    <style:style style:name="T3" style:family="text">
      <style:text-properties fo:color="#000000" style:font-name="NimbusSanL-Bold" fo:font-size="12pt" style:font-name-asian="NimbusSanL-Bold1" style:font-size-asian="12pt" style:font-name-complex="NimbusSanL-Bold1" style:font-size-complex="12pt" style:font-weight-complex="bold"/>
    </style:style>
    <style:style style:name="T4" style:family="text">
      <style:text-properties fo:color="#000000" style:font-name="NimbusSanL-Regu" fo:font-size="12pt" style:font-name-asian="NimbusSanL-Regu1" style:font-size-asian="12pt" style:font-name-complex="NimbusSanL-Regu1" style:font-size-complex="12pt"/>
    </style:style>
    <style:style style:name="T5" style:family="text">
      <style:text-properties fo:color="#000000" style:font-name="OpenSymbol" style:font-name-asian="NimbusSanL-Bold1" style:font-name-complex="OpenSymbol1"/>
    </style:style>
    <style:style style:name="T6" style:family="text">
      <style:text-properties fo:color="#000000" style:font-name="OpenSymbol" fo:font-size="12pt" style:font-name-asian="NimbusSanL-Bold1" style:font-size-asian="12pt" style:font-name-complex="OpenSymbo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itle>Angourie to Brooms Head - Blue Cord Hike – V1.0</text:title></text:p>
      <text:p text:style-name="P6">(Part of Yuraygir Coastal Walk)</text:p>
      <text:p text:style-name="P4">Benjamin Luxton – June 2015</text:p>
      <text:p text:style-name="P4"/>
      <text:p text:style-name="P2"><text:span text:style-name="T2">MAP: </text:span><text:span text:style-name="T3">Yamba - 9539-2-S;</text:span><text:span text:style-name="T2"> </text:span><text:span text:style-name="T4">Brooms Head 9538-1-N, </text:span></text:p>
      <text:p text:style-name="P2"><text:span text:style-name="T2">Grid Ref Zone: </text:span><text:span text:style-name="T4">MGRS 56JNN</text:span></text:p>
      <text:p text:style-name="P3"/>
      <text:p text:style-name="P5">Summary</text:p>
      <text:p text:style-name="P3">The yuraygir coastal walk offers a variety of suitable hikes.</text:p>
      <text:p text:style-name="P3">Best to walk from the North to the South so that the sun is on your back.</text:p>
      <text:p text:style-name="P3">This particular hike is a good example of an isolated hike requiring good planning for emergency purposes, with great opportunities to test the Scouts.</text:p>
      <text:p text:style-name="P3">Permits required for entry and camping within National Park.</text:p>
      <text:p text:style-name="P3">Walk Information:</text:p>
      <text:p text:style-name="P7">http://www.nationalparks.nsw.gov.au/things-to-do/walking-tracks/yuraygir-coastal-walk</text:p>
      <text:p text:style-name="P5">Hike – Day 1 – Mara Creek Picnic Area TO Lake Arragan Campground</text:p>
      <text:p text:style-name="P3">A testing hike with combination of formed track and hind-dune track finishing with beach hike.</text:p>
      <text:p text:style-name="P2"><text:span text:style-name="T5">• </text:span><text:span text:style-name="T4">Start 10am – Mara Creek Picnic Area – off Lake Woolooweyah Boulevard, dirt track</text:span></text:p>
      <text:p text:style-name="P2"><text:span text:style-name="T5">• </text:span><text:span text:style-name="T4">easy graded walk to Shelley Headland with some beach walking – lunch 1pm</text:span></text:p>
      <text:p text:style-name="P2"><text:span text:style-name="T6">• </text:span><text:span text:style-name="T4">possible water crossing at outlet to ocean for Lake Arragan</text:span></text:p>
      <text:p text:style-name="P2"><text:span text:style-name="T5">• </text:span><text:span text:style-name="T4">Walk to camp at Lake Arragan Campground at 5pm</text:span></text:p>
      <text:p text:style-name="P2"><text:span text:style-name="T6">• </text:span><text:span text:style-name="T4">Need to plan water drop </text:span></text:p>
      <text:p text:style-name="P5">Hike – Day 2 – Lake Arragan Campground to Brooms Head</text:p>
      <text:p text:style-name="P2"><text:span text:style-name="T5">• </text:span><text:span text:style-name="T4">easy graded walk through to Red Cliff – photo opportunity</text:span></text:p>
      <text:p text:style-name="P2"><text:span text:style-name="T6">• </text:span><text:span text:style-name="T4">stairs to beach at Grey Cliff – then beach walk for remainder </text:span></text:p>
      <text:p text:style-name="P2"><text:span text:style-name="T6">• </text:span><text:span text:style-name="T4">possible water crossing at outlet to ocean for Lake Cakora</text:span></text:p>
      <text:p text:style-name="Standard"><text:span text:style-name="T6">• </text:span><text:span text:style-name="T4">Arrive at Brooms Head (3295 24</text:span><text:bookmark text:name="_GoBack"/><text:span text:style-name="T4">1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1" svg:font-family="NimbusSanL-Bold" style:font-family-generic="system" style:font-pitch="variable"/>
    <style:font-face style:name="NimbusSanL-Regu1" svg:font-family="NimbusSanL-Regu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0e8667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Angourie to Brooms Head - Blue Cord Hike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9</meta:editing-cycles>
    <meta:creation-date>2017-11-17T11:17:00</meta:creation-date>
    <dc:date>2018-08-18T02:45:39.974411234</dc:date>
    <meta:editing-duration>PT54M8S</meta:editing-duration>
    <meta:generator>LibreOffice/6.0.5.2$Linux_X86_64 LibreOffice_project/00$Build-2</meta:generator>
    <dc:title>Angourie to Brooms Head - Blue Cord Hike – V1.0</dc:title>
    <meta:document-statistic meta:table-count="0" meta:image-count="0" meta:object-count="0" meta:page-count="1" meta:paragraph-count="25" meta:word-count="233" meta:character-count="1406" meta:non-whitespace-character-count="1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